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QD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DL Geeky overview 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n aggregate processing language with rank polymorphism</text:p>
              </text:list-item>
              <text:list-item>
                <text:p text:style-name="P3">Basic aggregate is a <text:span text:style-name="T1">stem </text:span><text:span text:style-name="T2">which is a generalized map.</text:span></text:p>
              </text:list-item>
              <text:list-item>
                <text:p text:style-name="P1">Operations are extended to aggregates via “freshman Algebra” <text:span text:style-name="T1">i.e</text:span>.<text:span text:style-name="T1">, </text:span><text:span text:style-name="T2">linearized. </text:span></text:p>
              </text:list-item>
              <text:list-item>
                <text:p text:style-name="P1">Offers one solution to Backus’ “von Neumann bottleneck”</text:p>
              </text:list-item>
              <text:list-item>
                <text:p text:style-name="P1">Many control structures are implicit in the data structures.</text:p>
              </text:list-item>
              <text:list-item>
                <text:p text:style-name="P1"><text:span text:style-name="T2">Solely aggregate operations are sub-Turing, hence explicit control structures are present </text:span><text:span text:style-name="T3">and </text:span><text:span text:style-name="T4">Church’s λ-calculus is suppor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types are string, boolean, null, number, set and stem. </text:p>
              </text:list-item>
              <text:list-item>
                <text:p>Operations are overloaded. Basics are +-*/^</text:p>
              </text:list-item>
              <text:list-item>
                <text:p>E.g. 3*4 vs. 3*’woof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tem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he period is the index operator. There may be several indices.</text:span></text:p>
              </text:list-item>
              <text:list-item>
                <text:p><text:span text:style-name="T2">An indexed object is called a </text:span><text:span text:style-name="T1">stem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12:52:16.488988968</meta:creation-date>
    <meta:editing-duration>P8DT17H3M8S</meta:editing-duration>
    <meta:editing-cycles>4</meta:editing-cycles>
    <meta:generator>LibreOffice/7.3.7.2$Linux_X86_64 LibreOffice_project/30$Build-2</meta:generator>
    <dc:title>Blue Curve</dc:title>
    <dc:date>2024-07-16T23:28:25.556685561</dc:date>
    <meta:document-statistic meta:object-count="50"/>
  </office:meta>
</office:document-meta>
</file>